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da7" officeooo:paragraph-rsid="001bada7"/>
    </style:style>
    <style:style style:name="P2" style:family="paragraph" style:parent-style-name="Standard">
      <style:text-properties officeooo:rsid="001bada7" officeooo:paragraph-rsid="001cf12b"/>
    </style:style>
    <style:style style:name="P3" style:family="paragraph" style:parent-style-name="Standard">
      <style:text-properties officeooo:rsid="001bada7" officeooo:paragraph-rsid="003c4f69"/>
    </style:style>
    <style:style style:name="P4" style:family="paragraph" style:parent-style-name="Standard">
      <style:text-properties officeooo:paragraph-rsid="001cf12b"/>
    </style:style>
    <style:style style:name="P5" style:family="paragraph" style:parent-style-name="Standard">
      <style:text-properties officeooo:rsid="001e1141" officeooo:paragraph-rsid="001e1141"/>
    </style:style>
    <style:style style:name="P6" style:family="paragraph" style:parent-style-name="Standard">
      <style:text-properties officeooo:rsid="001e1141" officeooo:paragraph-rsid="0037225a"/>
    </style:style>
    <style:style style:name="P7" style:family="paragraph" style:parent-style-name="Standard">
      <style:text-properties officeooo:rsid="001e1141" officeooo:paragraph-rsid="003738bf"/>
    </style:style>
    <style:style style:name="P8" style:family="paragraph" style:parent-style-name="Standard">
      <style:text-properties officeooo:rsid="001e1141" officeooo:paragraph-rsid="003749a3"/>
    </style:style>
    <style:style style:name="P9" style:family="paragraph" style:parent-style-name="Standard">
      <style:text-properties officeooo:rsid="001e1141" officeooo:paragraph-rsid="0043bd02"/>
    </style:style>
    <style:style style:name="P10" style:family="paragraph" style:parent-style-name="Standard">
      <style:text-properties officeooo:rsid="001e1141" officeooo:paragraph-rsid="00457588"/>
    </style:style>
    <style:style style:name="P11" style:family="paragraph" style:parent-style-name="Standard">
      <style:text-properties officeooo:rsid="001e1141" officeooo:paragraph-rsid="0046756e"/>
    </style:style>
    <style:style style:name="P12" style:family="paragraph" style:parent-style-name="Standard">
      <style:text-properties officeooo:rsid="001e1141" officeooo:paragraph-rsid="0047ef79"/>
    </style:style>
    <style:style style:name="P13" style:family="paragraph" style:parent-style-name="Standard">
      <style:text-properties officeooo:rsid="0023835b" officeooo:paragraph-rsid="0023835b"/>
    </style:style>
    <style:style style:name="P14" style:family="paragraph" style:parent-style-name="Standard">
      <style:text-properties officeooo:rsid="0024c085" officeooo:paragraph-rsid="0024c085"/>
    </style:style>
    <style:style style:name="P15" style:family="paragraph" style:parent-style-name="Standard">
      <style:text-properties officeooo:paragraph-rsid="0026c69d"/>
    </style:style>
    <style:style style:name="P16" style:family="paragraph" style:parent-style-name="Standard">
      <style:text-properties officeooo:paragraph-rsid="0026c69d" style:language-asian="ja" style:country-asian="JP" loext:padding="0in" loext:border="none"/>
    </style:style>
    <style:style style:name="P17" style:family="paragraph" style:parent-style-name="Standard">
      <style:text-properties officeooo:paragraph-rsid="003c4f69" style:language-asian="ja" style:country-asian="JP" loext:padding="0in" loext:border="none"/>
    </style:style>
    <style:style style:name="P18" style:family="paragraph" style:parent-style-name="Standard">
      <style:text-properties officeooo:paragraph-rsid="00297fd8"/>
    </style:style>
    <style:style style:name="P19" style:family="paragraph" style:parent-style-name="Standard">
      <style:text-properties officeooo:paragraph-rsid="002ada08"/>
    </style:style>
    <style:style style:name="P20" style:family="paragraph" style:parent-style-name="Standard">
      <style:text-properties officeooo:rsid="002e741c" officeooo:paragraph-rsid="002e741c"/>
    </style:style>
    <style:style style:name="P21" style:family="paragraph" style:parent-style-name="Standard">
      <style:text-properties officeooo:rsid="002e741c" officeooo:paragraph-rsid="00328e23"/>
    </style:style>
    <style:style style:name="P22" style:family="paragraph" style:parent-style-name="Standard">
      <style:text-properties officeooo:rsid="002e741c" officeooo:paragraph-rsid="003313ef"/>
    </style:style>
    <style:style style:name="P23" style:family="paragraph" style:parent-style-name="Standard">
      <style:text-properties officeooo:paragraph-rsid="00328e23"/>
    </style:style>
    <style:style style:name="P24" style:family="paragraph" style:parent-style-name="Standard">
      <style:text-properties officeooo:paragraph-rsid="0033824e"/>
    </style:style>
    <style:style style:name="P25" style:family="paragraph" style:parent-style-name="Standard">
      <style:text-properties officeooo:rsid="003738bf" officeooo:paragraph-rsid="003738bf"/>
    </style:style>
    <style:style style:name="P26" style:family="paragraph" style:parent-style-name="Standard">
      <style:text-properties officeooo:rsid="003738bf" officeooo:paragraph-rsid="003749a3"/>
    </style:style>
    <style:style style:name="P27" style:family="paragraph" style:parent-style-name="Standard">
      <style:text-properties officeooo:rsid="0038c023" officeooo:paragraph-rsid="0038c023"/>
    </style:style>
    <style:style style:name="P28" style:family="paragraph" style:parent-style-name="Standard">
      <style:text-properties officeooo:paragraph-rsid="0039ef3f"/>
    </style:style>
    <style:style style:name="P29" style:family="paragraph" style:parent-style-name="Standard">
      <style:text-properties officeooo:paragraph-rsid="003bb2dc"/>
    </style:style>
    <style:style style:name="P30" style:family="paragraph" style:parent-style-name="Standard">
      <style:text-properties officeooo:paragraph-rsid="003c4f69"/>
    </style:style>
    <style:style style:name="P31" style:family="paragraph" style:parent-style-name="Standard">
      <style:text-properties officeooo:paragraph-rsid="003d61a3"/>
    </style:style>
    <style:style style:name="P32" style:family="paragraph" style:parent-style-name="Standard">
      <style:text-properties officeooo:rsid="002bcdc0" officeooo:paragraph-rsid="003c4f69"/>
    </style:style>
    <style:style style:name="P33" style:family="paragraph" style:parent-style-name="Standard">
      <style:text-properties officeooo:rsid="003749a3" officeooo:paragraph-rsid="003749a3"/>
    </style:style>
    <style:style style:name="P34" style:family="paragraph" style:parent-style-name="Standard">
      <style:text-properties officeooo:rsid="00211934" officeooo:paragraph-rsid="00457588"/>
    </style:style>
    <style:style style:name="P35" style:family="paragraph" style:parent-style-name="Standard">
      <style:text-properties officeooo:rsid="0033824e" officeooo:paragraph-rsid="0033824e"/>
    </style:style>
    <style:style style:name="P36" style:family="paragraph" style:parent-style-name="Standard">
      <style:text-properties officeooo:rsid="0023835b" officeooo:paragraph-rsid="0023835b"/>
    </style:style>
    <style:style style:name="P37" style:family="paragraph" style:parent-style-name="Standard">
      <style:text-properties officeooo:rsid="0024c085" officeooo:paragraph-rsid="0023835b"/>
    </style:style>
    <style:style style:name="P38" style:family="paragraph" style:parent-style-name="Standard">
      <style:text-properties officeooo:rsid="001e1141" officeooo:paragraph-rsid="0046756e"/>
    </style:style>
    <style:style style:name="T1" style:family="text">
      <style:text-properties officeooo:rsid="001bada7"/>
    </style:style>
    <style:style style:name="T2" style:family="text">
      <style:text-properties officeooo:rsid="001cf12b"/>
    </style:style>
    <style:style style:name="T3" style:family="text">
      <style:text-properties style:language-asian="ja" style:country-asian="JP" loext:padding="0in" loext:border="none"/>
    </style:style>
    <style:style style:name="T4" style:family="text">
      <style:text-properties fo:language="en" fo:country="US" loext:padding="0in" loext:border="none"/>
    </style:style>
    <style:style style:name="T5" style:family="text">
      <style:text-properties fo:language="en" fo:country="US" style:language-asian="ja" style:country-asian="JP" loext:padding="0in" loext:border="none"/>
    </style:style>
    <style:style style:name="T6" style:family="text">
      <style:text-properties fo:background-color="#ffff00" loext:char-shading-value="0"/>
    </style:style>
    <style:style style:name="T7" style:family="text">
      <style:text-properties officeooo:rsid="002ada08"/>
    </style:style>
    <style:style style:name="T8" style:family="text">
      <style:text-properties officeooo:rsid="002bcdc0"/>
    </style:style>
    <style:style style:name="T9" style:family="text">
      <style:text-properties officeooo:rsid="002c78f7"/>
    </style:style>
    <style:style style:name="T10" style:family="text">
      <style:text-properties officeooo:rsid="00304355"/>
    </style:style>
    <style:style style:name="T11" style:family="text">
      <style:text-properties officeooo:rsid="00328e23"/>
    </style:style>
    <style:style style:name="T12" style:family="text">
      <style:text-properties officeooo:rsid="0033824e"/>
    </style:style>
    <style:style style:name="T13" style:family="text">
      <style:text-properties officeooo:rsid="003738bf"/>
    </style:style>
    <style:style style:name="T14" style:family="text">
      <style:text-properties officeooo:rsid="003749a3"/>
    </style:style>
    <style:style style:name="T15" style:family="text">
      <style:text-properties officeooo:rsid="0038c023"/>
    </style:style>
    <style:style style:name="T16" style:family="text">
      <style:text-properties officeooo:rsid="00399832"/>
    </style:style>
    <style:style style:name="T17" style:family="text">
      <style:text-properties fo:background-color="transparent" loext:char-shading-value="0"/>
    </style:style>
    <style:style style:name="T18" style:family="text">
      <style:text-properties officeooo:rsid="0043bd02"/>
    </style:style>
    <style:style style:name="T19" style:family="text">
      <style:text-properties officeooo:rsid="00457588"/>
    </style:style>
    <style:style style:name="T20" style:family="text">
      <style:text-properties officeooo:rsid="004675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ｐ１＞</text:p>
      <text:p text:style-name="P1">坂田研究室のキムが表題のタイトルで発表させていただきます。宜しくお願い致します。</text:p>
      <text:p text:style-name="P1">＜ｐ２＞</text:p>
      <text:p text:style-name="P1">まず、本研究の要旨について説明致します。</text:p>
      <text:p text:style-name="P1"/>
      <text:p text:style-name="P1">近年、研究組織が、限られた研究資源を研究価値の向上に向け投資するにあたり、オンライン学術動画の公開が研究の学術的・社会的インパクトに与える影響の有効性について、知見が不足しております。</text:p>
      <text:p text:style-name="P1"/>
      <text:p text:style-name="P3">このような課題に対して、本研究では、ユーチューブ上における論文言及動画が、論文の被引用数及びオルトメトリクスに与える影響の有効性を検証し、効果的な動画方式を特定する手法を提案し、その妥当性及び有用性について考察を行いました。</text:p>
      <text:p text:style-name="P1"/>
      <text:p text:style-name="P1">研究組織は本手法を用いることで、動画の制作・デザインの意思決定に定量的な根拠を提供でき、科学コミュニケーションの効率化、及びコスト節減が期待されます。また、出版初期の論文の言及動画を用いて将来の被引用数の予測を試みることで、研究者の評価を加速し、研究戦略構築の最適化が期待できます。</text:p>
      <text:p text:style-name="P1"/>
      <text:p text:style-name="P1">＜ｐ３＞</text:p>
      <text:p text:style-name="P1">では詳細について、このような流れで説明していきます。</text:p>
      <text:p text:style-name="P1"/>
      <text:p text:style-name="P1">＜ｐ４＞</text:p>
      <text:p text:style-name="P1">まず本研究の序論と関連研究についてご説明致します。</text:p>
      <text:p text:style-name="P1"/>
      <text:p text:style-name="P1">＜ｐ５＞</text:p>
      <text:p text:style-name="P2">近年，科学研究の社会的インパクトが重要視されるようになるとともに，ウェブ上における非定型的な科学コミュニケーションが拡大しています。特に<text:span text:style-name="T2">2010</text:span>年代からSNSの活性化に伴って、研究に関しての非専門家も様々なプラットフォーム上で研究を言及し、科学研究の社会における拡散及び議論を加速させている。</text:p>
      <text:p text:style-name="P2"/>
      <text:p text:style-name="P4"><text:span text:style-name="T1">その中で、オンライン学術動画への取り組みが拡がりつつあります．複数のジャーナルでは出版した論文のアブスと動画の投稿を推奨しており，動画を中心とする学会も増えてきました．複数の研究によって、動画の学術的有用性が認められており、</text:span>学術関係者にとって動画の公開は、研究資源の本格的な投資対象として考慮されつつあります。</text:p>
      <text:p text:style-name="P4"/>
      <text:p text:style-name="P4">＜ｐ６＞</text:p>
      <text:p text:style-name="P4"/>
      <text:p text:style-name="P4">しかし、オンライン学術動画は科学コミュニケーション手法の中でも新種の手法であり、科学研究に与える効果についての知見は、非常に不足しています。例えば、TEDトークやアブスト動画といった限られたタイプの動画が、学術文献に与える影響についての分析は報告されていますが、その他の様々なタイプの動画についての議論は行っていません。</text:p>
      <text:p text:style-name="P4"/>
      <text:p text:style-name="P4">一方で、オンライン学術動画のタイプについての、定性的な分析結果は報告されていますが、動画方式によって学術文献に与える影響の相違については、議論されていません。</text:p>
      <text:p text:style-name="P4"/>
      <text:p text:style-name="P4">＜ｐ７＞</text:p>
      <text:p text:style-name="P4">このような状況下で、学術動画の研究価値への影響の有効性が認められれば，動画制作への投資判断に対する理論的根拠の提供が可能になると考えられます。</text:p>
      <text:p text:style-name="P4"/>
      <text:p text:style-name="P4"><text:soft-page-break/>このような課題に対して、本研究では、オンライン学術動画が論文の被引用数、及びオルトメトリクスに与える影響の有効性を検証し、効果的な動画方式を特定することで、科学コミュニケーションの効率化に貢献することを目的とします。</text:p>
      <text:p text:style-name="P4"/>
      <text:p text:style-name="P4">具体的には、<text:span text:style-name="T3">論文を言及するユーチューブ動画が、論文の被引用数及び</text:span><text:span text:style-name="T4">AAS*</text:span><text:span text:style-name="T3">に与える影響の有効性を検証した上で、各</text:span><text:span text:style-name="T5">論文指標</text:span><text:span text:style-name="T3">への寄与に向け、効果的な動画方式を定量的な分析の下で特定します。続いて、出版初期の論文について、論文のユーチューブ上での人気度を用いた将来の被引用数の予測が有効と考えられる動画方式を推定します。最後に、論文・動画データセットを用いて、提案手法の妥当性・有用性について考察を行います。</text:span></text:p>
      <text:p text:style-name="P4"/>
      <text:p text:style-name="P4">＜ｐ８＞</text:p>
      <text:p text:style-name="P4">ここで、オンライン学術動画へのアプローチにあたって参考できる既存研究を、軽く紹介しておきたいと思います。</text:p>
      <text:p text:style-name="P16"/>
      <text:p text:style-name="P17">まずユーチューブ上での科学コミュニケーション動画の人気度の要因に関する、いくつかの知見を紹介します。</text:p>
      <text:p text:style-name="P30">まず動画の非内容的な要素として、ユーチューブチャンネルを取り巻くソーシャルネットワークの形成が、チャンネルの人気度に寄与する傾向が報告されました。</text:p>
      <text:p text:style-name="P28">一方で、内容的要素の観点からは、動画が伝える情報の真偽性に関して、偽りの情報を含む動画のビュー数は、動画のトピックによって、高い傾向も、低い傾向も報告されており、一貫した結論が得られていません。</text:p>
      <text:p text:style-name="P15"/>
      <text:p text:style-name="P29">次に、非定型的な科学コミュニケーションが研究のインパクトに与える影響についての知見をご紹介いたします。</text:p>
      <text:p text:style-name="P29">その一つであるツイッターに関しては、学術文献を言及するツイート数と被引用数の間には、一部の研究分野において有意な相関を示し、将来の被引用数の予測可能性が示唆されました。また、オルトメトリクスの観点からは、AASと被引用数の相関を分析した結果、二つの成長速度には乖離が見られ、多くの場合、AASが被引用数の先行指標であることが指摘されています。</text:p>
      <text:p text:style-name="P15"/>
      <text:p text:style-name="P15">＜ｐ９＞</text:p>
      <text:p text:style-name="P15">それでは、本研究の提案手法について説明致します。</text:p>
      <text:p text:style-name="P4"/>
      <text:p text:style-name="P4">＜ｐ１０＞</text:p>
      <text:p text:style-name="P4">まずは、提案手法の概要についてです。</text:p>
      <text:p text:style-name="P4"/>
      <text:p text:style-name="P18">本手法は、論文と、論文を言及する動画データを用いて、動画付き・動画無し論文群の被引用数及びAAS分布に統計的検定を行い、有意差を確認することで、動画の有効性を検証します。ここで、動画付き・動画無し論文群の選定には、独自の均質化手法を用いることで、動画の有無以外の論文指標に対する変数の影響を抑止しています。</text:p>
      <text:p text:style-name="P18"/>
      <text:p text:style-name="P18">続いて、論文言及動画を動画方式に関する分類法に従って分割し、<text:span text:style-name="T6">各動画群の言及論文の被引用数及びAAS分布間に比較を行い、効果的な動画方式を特定します</text:span>。本研究では動画方式の分類法として、既存研究の知見に基づき、動画の論文言及目的に関する分類法を提案しています。</text:p>
      <text:p text:style-name="P18"/>
      <text:p text:style-name="P31">最後に、論文のユーチューブ上での人気度を表す指標を提案し、同指標と被引用数が有意な相関を示すような論文において共通する動画の分類ラベルを抽出することで、被引用数の予測が有効な動画方式を推定します。</text:p>
      <text:p text:style-name="P31">ここでは<text:span text:style-name="T17">、ユーチューブ人気度の指標が被引用数より成長が速く、早期において飽和することを検証する手法を提案します。</text:span></text:p>
      <text:p text:style-name="P4"><text:soft-page-break/></text:p>
      <text:p text:style-name="P4">＜ｐ１１＞</text:p>
      <text:p text:style-name="P19">では、各ステップをより詳しく説明致します。</text:p>
      <text:p text:style-name="P19"/>
      <text:p text:style-name="P19">動画の有効性の検証にあたっては、まず、論文セットを言及動画の有無に従って、動画付き論文群と動画無し論文候補群に二分します。</text:p>
      <text:p text:style-name="P19"/>
      <text:p text:style-name="P19">次に、各動画付き論文について、表１に示した条件を全て満たすような<text:span text:style-name="T7">m本の論文を、動画無し論文候補群からランダムサンプリングし、動画無し論文群に追加します。ここで、候補数がm本に達しない動画付き論文については、動画付き論文群から除外し、本手法の分析対象から外します。</text:span></text:p>
      <text:p text:style-name="P19"/>
      <text:p text:style-name="P19">この操作を繰り返し、全ての動画付き論文についてマッチングが完了したら、検定に用いる両論文群を確定致します。この二つの論文群の、対数化された被引用数及びAAS分布に対して、まず正規性を検証した上で、両分布に<text:span text:style-name="T7">t検定を行います。ここで両分布の母集団について有意差が認められ、動画付き論文群の平均値が動画無し論文群より高い場合、動画は論文指標の上昇に向けて、有効に寄与していると判断します。</text:span></text:p>
      <text:p text:style-name="P4"/>
      <text:p text:style-name="P4">＜ｐ１２＞</text:p>
      <text:p text:style-name="P4">次は、効果的な動画方式の特定手法について説明します。ここでは大量の動画の定性的な分析から、表２のような論文言及目的の分類法を提案し、これに基づいて各動画に分類ラベルを付与します。</text:p>
      <text:p text:style-name="P4"/>
      <text:p text:style-name="P4">次に、分類ラベルに沿って分割した動画群に対応する言及論文群について、被引用数及びAAS分布の平均値及び中央値の比較を行うことで、より上昇に貢献する傾向が見られる分類ラベルを特定します。</text:p>
      <text:p text:style-name="P4"/>
      <text:p text:style-name="P4">＜ｐ１３＞</text:p>
      <text:p text:style-name="P4">続いて、ユーチューブ人気度を用いた将来の被引用数の予測手法について説明致します。</text:p>
      <text:p text:style-name="P4"/>
      <text:p text:style-name="P4">まず、式１のように、ある論文の全ての動画ビュー数の和に、対数を取った値を、論文のユーチューブ上での人気度を表す指標として提案し、「ユーチューブスコア」と命名致します。</text:p>
      <text:p text:style-name="P4"/>
      <text:p text:style-name="P4">本手法では、特定の出版期間及び特定の研究分野において均質化された論文群の指標分布について、論文群の出版期間によらず、その母集団が図２のような経年変化モデルに従うと仮定します。</text:p>
      <text:p text:style-name="P4"/>
      <text:p text:style-name="P30">このような仮定の下、被引用数が十分成長したと考えられる出版期間、略して前期間と、被引用数がまだ萌芽的な段階にある出版期間、略して後期間における二つの論文セットについて、動画付き論文の被引用数及び<text:span text:style-name="T8">YTscore分布に適合度検定を行います。</text:span></text:p>
      <text:p text:style-name="P30"/>
      <text:p text:style-name="P32">ここで、分布の適合が認められれば、後期間の当該指標が飽和しており、適合が認められなければ後期間の指標が成長していると判定します。</text:p>
      <text:p text:style-name="P30"/>
      <text:p text:style-name="P32">実際の実験を通じて、YTscoreの飽和と、被引用数の成長を判断します。</text:p>
      <text:p text:style-name="P4"/>
      <text:p text:style-name="P4">＜ｐ１４＞</text:p>
      <text:p text:style-name="P30">このように後期間論文の<text:span text:style-name="T9">YTscoreの飽和の判定の下、今度は前期間論文についてYTscoreと被引用数の線型回帰を行います。</text:span></text:p>
      <text:p text:style-name="P30"/>
      <text:p text:style-name="P30"><text:span text:style-name="T9">ここで、論文セットを言及動画の動画方式に沿って分割し、分割された各論文群の中で回帰分析を行い、有意な相関を示す論文群を抽出することで、当該論文群の動画方式を、将来の被引用数の予測が有効な動画方式として推定します。先行研究の知見と実際の実験結果に基づいて、回帰分析の有意な</text:span><text:soft-page-break/><text:span text:style-name="T9">標本論文数は６本以上、相関係数の閾値は0.35と設定しております。<text:line-break/></text:span></text:p>
      <text:p text:style-name="P4">＜ｐ１５＞</text:p>
      <text:p text:style-name="P4">では、これまで説明した提案手法を用いて、実際に実験を行った結果について説明していきます。</text:p>
      <text:p text:style-name="P4"/>
      <text:p text:style-name="P4">＜ｐ１６＞</text:p>
      <text:p text:style-name="P4">まず、実験の概要について説明致します。</text:p>
      <text:p text:style-name="P20"/>
      <text:p text:style-name="P20">実験に用いたデータセットについて、まず研究分野として数理・コンピュータ科学分野と生命・惑星科学分野の二つを選定しました。出版期間については、前期間として2014年上期、後期間として2019年上期の二つの出版期間を設けました。</text:p>
      <text:p text:style-name="P20"/>
      <text:p text:style-name="P20">また、実験に用いる論文言及動画として各データセットから最大100本の動画をサンプリングしており、サンプリングされた動画の言及論文のみを、動画付き論文として分析対象としています。</text:p>
      <text:p text:style-name="P20"/>
      <text:p text:style-name="P20">＜ｐ１７＞</text:p>
      <text:p text:style-name="P20">まず、動画の有効性検証の実験では、全てのデータセットにおいて、動画が被引用数及びAASに有意な影響を与え、上昇に向けて貢献すると判定されました。</text:p>
      <text:p text:style-name="P20"/>
      <text:p text:style-name="P20">まず各分布の正規性検定において、<text:span text:style-name="T10">2014年</text:span>生命・惑星科学分野のAAS分布以外の全ての分布について、正規性が認められました。続いて平均値検定では、全てのデータセットにおいて、動画付き論文群と動画無し論文群の被引用数及びAAS分布間には有意差が認められ、平均値については動画付き論文群が動画無し論文群より一貫して高いことが示されました。</text:p>
      <text:p text:style-name="P22">図４には生命・惑星科学分野についての実験結果を示します。</text:p>
      <text:p text:style-name="P20"><text:tab/>＜ANIMATION１＞</text:p>
      <text:p text:style-name="P23">図４の各赤い枠において、左には動画無し論文群の、右には動画付き論文群の指標分布が示されており、右の分布が左より高く分布している傾向が一貫して見られます。</text:p>
      <text:p text:style-name="P21"><text:tab/>＜ANIMATION２＞</text:p>
      <text:p text:style-name="P23">また平均値の比較からは、例えば<text:span text:style-name="T11">2019年の被引用数については、動画付きのほうが対数値で0.40高く、実際の値に関しては2.51倍高いことが期待されています。また、2019年のAASについては、動画付きのほうが対数値で1.10高く、これは実際の値では12.6倍高いことが期待されることを示しています。</text:span></text:p>
      <text:p text:style-name="P23">以上の結果より、両研究分野において、動画は出版期間に関係なく被引用数及びAASの上昇に対して有効な貢献をしていると判断されました。</text:p>
      <text:p text:style-name="P4"/>
      <text:p text:style-name="P4">＜ｐ１８＞</text:p>
      <text:p text:style-name="P4">次に、効果的にな動画方式の特定に関する実験結果について説明致します。</text:p>
      <text:p text:style-name="P23">本実験を通じて、各データセットにおいて被引用数及びAASについて、効果的及び非効果的な動画方式の特定ができました。</text:p>
      <text:p text:style-name="P23">特に被引用数については、分野と出版期間に関係なく、効果的な動画方式として論文解説の目的の動画が、非効果的な動画方式として補足資料の目的の動画が特定され、一貫した結果が得られました。</text:p>
      <text:p text:style-name="P4">一方で、AASについては、分野と出版期間によって異なる動画方式が特定され、その結果が表４に示されています。ここで、生命・惑星科学分野において、AASの上昇に対して非効果的と考えられた動画方式については、標本論文数が十分ではなかったため、有意な結果が得られていないと考えられます。</text:p>
      <text:p text:style-name="P4"/>
      <text:p text:style-name="P4">＜ｐ１９＞</text:p>
      <text:p text:style-name="P4">続いて、ユーチューブ人気度を用いた被引用数の予測実験について説明致します。</text:p>
      <text:p text:style-name="P4"><text:soft-page-break/>出版から約１年経過した時点で<text:span text:style-name="T12">YTscoreは飽和し、被引用数は成長していることが検証され、約６年経過した時点で、YTscoreと被引用数が有意な相関を示す動画方式を、部分的に抽出することに成功しました。</text:span></text:p>
      <text:p text:style-name="P24"/>
      <text:p text:style-name="P24">まず<text:span text:style-name="T12">YTscoreの早期飽和の検証実験について、生命・惑星科学分野の実験結果を図５に示します。</text:span></text:p>
      <text:p text:style-name="P24">＜ANIMATION１＞</text:p>
      <text:p text:style-name="P35">赤い枠がYTscore、青い枠が被引用数の分布であり、各枠において左が2019年、右が2014年の分布になっております。二つの分布に対する適合度検定から、赤い枠では飽和、青い枠では成長と判定されました。これによって、YTscoreは被引用数より先行指標であることが示され、将来において、YTscoreと被引用数の間に有意な相関を持つ論文の特徴が抽出できれば、YTscoreを用いた被引用数の早期予測の可能性が示唆されると考えられます。</text:p>
      <text:p text:style-name="P24"/>
      <text:p text:style-name="P24">この結果を受け、各分野の前期間の論文を、言及動画の動画方式に沿って分割し、回帰分析を行った結果、<text:span text:style-name="T6">数理・コンピュータ科学分野では補足資料の目的の動画において、有意な相関が観測され、被引用数の予測が有効な動画方式として推定されました</text:span>。一方で、生命・惑星科学分野では、標本論文数の不足から有意な分析が難しく、予測が有効な動画方式は、推定されませんでした。</text:p>
      <text:p text:style-name="P4"/>
      <text:p text:style-name="P5">＜ｐ２０＞</text:p>
      <text:p text:style-name="P5">以上の実験結果に基づき、オンライン学術動画についての新しい知見について考察を行いました。</text:p>
      <text:p text:style-name="P5"/>
      <text:p text:style-name="P5">＜ｐ２１＞</text:p>
      <text:p text:style-name="P5">まず、オンライン学術動画への取り組みの傾向について考察を行いました。</text:p>
      <text:p text:style-name="P5">オンライン学術動画は萌芽的なコミュニケーション手法であり、大量の文献データに基づいて、その取り組みを分析した研究は報告されていません。そこで、本実験のデータセットに統計的分析を行い、オンライン学術動画への取り組みの傾向について評価を行いました。</text:p>
      <text:p text:style-name="P6"/>
      <text:p text:style-name="P6">まず、論文言及動画の公開の活性度を評価するために、各データセットについて、論文出版から１年以内に公開された言及動画、略して早期動画への取り組みを分析しました。その結果、早期動画は全体論文の約１％に与えられていることがわかり、論文言及動画はマイナーなコミュニケーション手法に留まっていると判断されました。</text:p>
      <text:p text:style-name="P6"/>
      <text:p text:style-name="P6">また、研究分野による取り組みの相違の評価に向け、表５に各データセットの早期動画に関する統計を示します。</text:p>
      <text:p text:style-name="P6">＜ANIMATION１＞</text:p>
      <text:p text:style-name="P6">まず赤い枠の数理・コンピュータ科学分野においては、2019年は2014年に比べて、動画数・論文数の減少が見られますが、ソース数や小分野数について、両年度は酷似していることから、動画制作の取り組みの活性度について大きな変化がないと考えられます。</text:p>
      <text:p text:style-name="P7">＜ANIMATION２＞</text:p>
      <text:p text:style-name="P6">一方で、青い枠の生命・惑星科学分野では、各項目において数倍の増加が見られており、大幅な活発化が観測されています。その原因の一つには、<text:span text:style-name="T13">2019</text:span>年ブラックホール観測イベントがあり、関連文献の言及が全体の言及の約４分の１を占めていることが確認されました。以上の結果より、重大な科学イベントの発生がオンライン学術動画の活性度に強い影響を与える事例が確認されたと考えられます。</text:p>
      <text:p text:style-name="P6"/>
      <text:p text:style-name="P6">＜ｐ２２＞</text:p>
      <text:p text:style-name="P25">一方で、どのような論文に対して動画が制作される傾向があるかについても、知見が不足しています。これを受け、論文言及動画が出版ソースの質に対して偏在する傾向があるかについて考察を行いました。</text:p>
      <text:p text:style-name="P25">2014年の２つの分野の論文データセットについて、出版ソースをScopus CiteScore順で両分し、各グループ間に動画付き論文数、及び動画保有ソース数の比較を行いました。</text:p>
      <text:p text:style-name="P26"><text:soft-page-break/>具体例として、図６に示した<text:span text:style-name="T14">2014年</text:span>生命・惑星科学分野データセットのCiteScoreと動画付き論文数のプロットにおいて、</text:p>
      <text:p text:style-name="P8">＜ANIMATION１＞</text:p>
      <text:p text:style-name="P33">各枠で示すように、CiteScore順で両分し、それぞれのグループにおける動画付き論文数、及び動画を保有するソース数を、表６に示しています。</text:p>
      <text:p text:style-name="P26">表から、動画付き論文数、及び動画付きソース数は、両分野共において 、CiteScore 上位群が下位群を大きく上回っていることが確認されました。</text:p>
      <text:p text:style-name="P26">以上の結果から、論文言及ユーチューブ動画は、引用率上位ソースの中でも、更に高い引用率のソースに集中する傾向にあると考えられました。</text:p>
      <text:p text:style-name="P26"/>
      <text:p text:style-name="P26">＜ｐ２３＞</text:p>
      <text:p text:style-name="P25">最後に、研究分野による動画の影響度の相違について考察を行いました。</text:p>
      <text:p text:style-name="P25">ここでは、二つの分野<text:span text:style-name="T15">A, B</text:span>における動画の影響度の比を表す指標として、指標<text:span text:style-name="T15">rを提案しております。</text:span></text:p>
      <text:p text:style-name="P27">rの意味を解釈すると、動画付き、及び動画無し論文群の論文指標の幾何平均の比について、分野Aに対する分野Bの比を表しています。</text:p>
      <text:p text:style-name="P27"/>
      <text:p text:style-name="P27">各年度における被引用数及びAASに対する動画の影響度について、r値を表７に示しております。</text:p>
      <text:p text:style-name="P27"/>
      <text:p text:style-name="P27">まず、全ての出版期間においてr値は１以上であることから、動画の影響度は、数理・コンピュータ科学分野より生命・惑星科学分野において大きいと推定されました。</text:p>
      <text:p text:style-name="P27">＜ANIMATION１＞</text:p>
      <text:p text:style-name="P27">更に、各年度において、AASについてのr値は、被引用数についてのr値の約2.9倍に達していることが確認されました。これは、動画は論文の学術的価値より社会的注目度への寄与が、より大きいことを示唆していると考えられます。</text:p>
      <text:p text:style-name="P27"/>
      <text:p text:style-name="P27">＜ｐ２４＞</text:p>
      <text:p text:style-name="P27">では、本研究の結論を述べさせていただきます。</text:p>
      <text:p text:style-name="P27"/>
      <text:p text:style-name="P27">＜ｐ２５＞</text:p>
      <text:p text:style-name="P27">本研究は、ユーチューブ上における論文言及動画が、論文の被引用数及びAASに与える影響の有効性を検証し、各指標に効果的に寄与する動画方式を推定し、出版初期論文のユーチューブ上での人気度を用いた将来の被引用数の予測が有効と考えられる動画方式を推定する手法を提案しました。</text:p>
      <text:p text:style-name="P27"/>
      <text:p text:style-name="P5">研究組織は本手法を用いて、動画の制作及びデザインに関係する意思決定に定量的な根拠の提供が可能となり、科学コミュニケーションの効率化とコスト節減が期待できます。更に、出版初期の論文の被引用数について予測を試みることが可能となり、研究者の評価の測定を加速することに加え、研究ポートフォリオの最適化に役立てると考えられます。</text:p>
      <text:p text:style-name="P5"/>
      <text:p text:style-name="P5">＜ｐ２６＞</text:p>
      <text:p text:style-name="P5">（最後に、今後の展望について述べさせていただきます。</text:p>
      <text:p text:style-name="P5">まず、近い将来、学術動画数が増加すれば、特定のトピックに関連した論文に絞って実験を行うことで、研究関係者にとってより現実的かつ信頼できる結果の取得が可能になると考えられます。</text:p>
      <text:p text:style-name="P5"/>
      <text:p text:style-name="P5">手法の改良の観点からは、因果推論に基づいた均質化手法の改良、新たな動画特性を考慮した分類法の提案、そして動画方式による論文への影響度の差異を考慮した<text:span text:style-name="T16">YTscoreの修正が考えられます。</text:span></text:p>
      <text:p text:style-name="P5">最後に、ユーチューブユーザーの行動理論とSNSとしてのユーチューブのダイナミクスに基づいた、よりミクロ的なアプローチを取ることで、オンライン学術動画と論文間の因果関係の究明に向けた、更なる研究が期待されています。）</text:p>
      <text:p text:style-name="P5"/>
      <text:p text:style-name="P5"><text:soft-page-break/>これで発表を終わりたいと思います。</text:p>
      <text:p text:style-name="P5">ご清聴、ありがとうございました。</text:p>
      <text:p text:style-name="P5"/>
      <text:p text:style-name="P13">210123 坂田先生FB</text:p>
      <text:p text:style-name="P13"/>
      <text:p text:style-name="P13">形式：丁寧</text:p>
      <text:p text:style-name="P13">内容：動画が引用数に関係することはわかる</text:p>
      <text:p text:style-name="P37">質問：</text:p>
      <text:p text:style-name="P37">・ユーチューブデータセット</text:p>
      <text:p text:style-name="P37">・</text:p>
      <text:p text:style-name="P5"/>
      <text:p text:style-name="P5">予想質問</text:p>
      <text:p text:style-name="P5">・分野選定の理由</text:p>
      <text:p text:style-name="P5">-性格が異なる二つの分野, 先行研究</text:p>
      <text:p text:style-name="P5"/>
      <text:p text:style-name="P9">実験に用いる研究分野の選定においては、先行研究の知見を参考し、メディアの活用について性格が異なる分野を選ぶことを意識しました。</text:p>
      <text:p text:style-name="P9">複数の先行研究では、<text:span text:style-name="T18">科学コミュニケーションの目的と、それがもたらす効果が、研究分野によって異なることを指摘しています。</text:span></text:p>
      <text:p text:style-name="P9">例えばツイッター上における論文言及に関する研究では、数理・コンピュータ科学分野で、個人としての研究者によるツイットが最も活発であることに対して、生命・惑星科学分野では、市民団体が最も活発に発信する分野であることを報告しています。</text:p>
      <text:p text:style-name="P9">このような現象から、ユーチューブ上での学術文献の言及にあたっても、その目的が分野によって大きく異なることを示唆していると考えました。</text:p>
      <text:p text:style-name="P9">そこで、本研究では動画の論文言及目的による影響度の相違を評価することを目的としていることから、分野による傾向の違いを明確化することを期待して、個人研究者の取り組みが活発と推定される分野と、組織の取り組みが活発と推定される分野を選んだ結果、数理・コンピュータ科学分野と生命・惑星科学分野を選定しました。</text:p>
      <text:p text:style-name="P5"/>
      <text:p text:style-name="P5">・閾値の根拠</text:p>
      <text:p text:style-name="P5">まず相関係数の閾値については、まず先行研究の知見を参考にしています。</text:p>
      <text:p text:style-name="P5">本研究の参考文献の中で、論文言及ツイート数と被引用数の相関を分析した複数の研究では、有意な相関係数の閾値を明確に示してはいませんが、最低値で0.4以上の相関について、有意であると判断していました。但し、本研究で提案した<text:span text:style-name="T19">YTscoreは、動画のビュー数の単純和という、かなりラフに設計されている点と、実際の行った実験の結果から、議論を進めるための適度の値を考慮した結果、少々低めの0.35を閾値として設定しました。</text:span></text:p>
      <text:p text:style-name="P5"/>
      <text:p text:style-name="P10">標本動画数に関しては、似たような分析を行った先行研究が報告されていないため、実験結果に基づいて経験的に設けています。特に、動画セットに分類を行った結果、一部の動画方式に標本が集中していることを考慮し、閾値を６本として議論を進めました。</text:p>
      <text:p text:style-name="P10">このような限界に関しては、より大規模な動画データセットの確保が肝心であると思っていて、将来においては学術動画への取り組みが活発化し、動画数の増加が求められるところであると考えています。</text:p>
      <text:p text:style-name="P34"/>
      <text:p text:style-name="P5">・実験結果に関する考察</text:p>
      <text:p text:style-name="P12">先行研究の中では、論文のダウンロード数や<text:span text:style-name="T20">Mendeleyでの参照数が、被引用数と強く相関することを報告しています。従って、その延長線として、出版社ウェブサイト側の補足動画のビュー数に関しても、被引用数と有意な相関を示すという推察は、ある程度、合理的だと考えられます。</text:span></text:p>
      <text:p text:style-name="P12"><text:soft-page-break/>出版社側の動画とユーチューブ側の動画は、別に連動しているわけではない上に、ユーチューブ動画では、学術関係者以外のユーザもビュー数に寄与するので、ユーチューブ動画のビュー数と被引用数とでは相関が弱くなると考えられます。しかし、ユーチューブ側の補足資料の動画について分析すると、出版社側の補足動画そのままであるか、視聴者とのコミュニケーションがほぼない動画であって、このような動画に、学術関係者でない一般の人がたどり着くことは、そうそうないと考えられました。</text:p>
      <text:p text:style-name="P12">したがって、自分としては、ユーチューブ側の補足資料の動画の視聴者は、学術関係者が大多数を占めていると判断していて、そのビュー数が学界における論文への注目度を強く表しているために、被引用数と有意な相関を示すという仮説を持っています。</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14:16:59.051876982</meta:creation-date>
    <meta:generator>LibreOffice/6.4.6.2$Linux_X86_64 LibreOffice_project/40$Build-2</meta:generator>
    <dc:date>2021-01-26T10:34:45.759058884</dc:date>
    <meta:editing-duration>PT5H1M10S</meta:editing-duration>
    <meta:editing-cycles>13</meta:editing-cycles>
    <meta:document-statistic meta:table-count="0" meta:image-count="0" meta:object-count="0" meta:page-count="8" meta:paragraph-count="143" meta:word-count="8876" meta:character-count="9176" meta:non-whitespace-character-count="9167"/>
  </office:meta>
</office:document-meta>
</file>